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1a17" officeooo:paragraph-rsid="00051a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8T18:33:17.344553962</meta:creation-date>
    <dc:date>2022-07-28T18:33:46.182865870</dc:date>
    <meta:editing-duration>PT30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3.4.2$Linux_X86_64 LibreOffice_project/30$Build-2</meta:generator>
  </office:meta>
</office:document-meta>
</file>